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3.623cm"/>
    </style:style>
    <style:style style:name="Table2.C" style:family="table-column">
      <style:table-column-properties style:column-width="1.228cm"/>
    </style:style>
    <style:style style:name="Table2.D" style:family="table-column">
      <style:table-column-properties style:column-width="5.868cm"/>
    </style:style>
    <style:style style:name="Table2.E" style:family="table-column">
      <style:table-column-properties style:column-width="0.848cm"/>
    </style:style>
    <style:style style:name="Table2.F" style:family="table-column">
      <style:table-column-properties style:column-width="0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eitenwechsel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me at: #teachers do: [:teacherData |<text:line-break/><text:bookmark-start text:name="__DdeLink__2710_1319104196"/>me unlessFirstPage: [<text:bookmark-end text:name="__DdeLink__2710_1319104196"/></text:p>
      <text:p text:style-name="P1"><text:bookmark-start text:name="__DdeLink__2800_1319104196"/></text:p>
      <text:p text:style-name="SmalltalkCode"><text:bookmark-end text:name="__DdeLink__2800_1319104196"/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1427_1319104196"/><text:bookmark-start text:name="__DdeLink__1284_1319104196"/><text:bookmark-start text:name="__DdeLink__2712_1319104196"/><text:bookmark-start text:name="__DdeLink__2806_1319104196"/><text:span text:style-name="SmalltalkLiteral">me report drawSchoolLogo</text:span><text:bookmark-end text:name="__DdeLink__1427_1319104196"/><text:bookmark-end text:name="__DdeLink__1284_1319104196"/><text:bookmark-end text:name="__DdeLink__2712_1319104196"/><text:bookmark-end text:name="__DdeLink__2806_1319104196"/></text:p>
          </table:table-cell>
          <table:table-cell table:style-name="Tabelle1.B1" office:value-type="string">
            <text:p text:style-name="Semester"><text:bookmark-start text:name="__DdeLink__2802_1319104196"/><text:span text:style-name="SmalltalkValue">me@#period</text:span><text:bookmark-end text:name="__DdeLink__2802_1319104196"/></text:p>
          </table:table-cell>
        </table:table-row>
      </table:table>
      <text:h text:style-name="Heading_20_1" text:outline-level="1">Teilnehmerliste <text:span text:style-name="SmalltalkValue">teacherData@#courseTitle</text:span></text:h>
      <text:p text:style-name="Text_20_body"><text:span text:style-name="SmalltalkValue">teacherData@#courseName</text:span><text:tab/><text:span text:style-name="SmalltalkValue">teacherData@#nam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Heading">Name</text:p>
          </table:table-cell>
          <table:table-cell table:style-name="Table2.A1" office:value-type="string">
            <text:p text:style-name="Table_20_Heading">Vorname</text:p>
          </table:table-cell>
          <table:table-cell table:style-name="Table2.A1" office:value-type="string">
            <text:p text:style-name="Table_20_Heading">Klasse</text:p>
          </table:table-cell>
          <table:table-cell table:style-name="Table2.A1" office:value-type="string">
            <text:p text:style-name="Table_20_Heading">Email</text:p>
          </table:table-cell>
          <table:table-cell table:style-name="Table2.A1" office:value-type="string">
            <text:p text:style-name="Table_20_Heading"/>
          </table:table-cell>
          <table:table-cell table:style-name="Table2.F1" office:value-type="string">
            <text:p text:style-name="Table_20_Heading"/>
          </table:table-cell>
        </table:table-row>
        <table:table-row>
          <table:table-cell table:style-name="Table2.A2" table:number-columns-spanned="6" office:value-type="string">
            <text:p text:style-name="SmalltalkCode">teacherData at: #students do: [:student |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Table_20_Contents"><text:span text:style-name="SmalltalkValue">student@#lastName</text:span></text:p>
          </table:table-cell>
          <table:table-cell table:style-name="Table2.A3" office:value-type="string">
            <text:p text:style-name="Table_20_Contents"><text:span text:style-name="SmalltalkValue">student@#firstName</text:span></text:p>
          </table:table-cell>
          <table:table-cell table:style-name="Table2.A3" office:value-type="string">
            <text:p text:style-name="Table_20_Contents"><text:span text:style-name="SmalltalkValue">student@#class</text:span></text:p>
          </table:table-cell>
          <table:table-cell table:style-name="Table2.A3" office:value-type="string">
            <text:p text:style-name="Table_20_Contents"><text:span text:style-name="SmalltalkValue">student@#email</text:span></text:p>
          </table:table-cell>
          <table:table-cell table:style-name="Table2.A3" office:value-type="string">
            <text:p text:style-name="Table_20_Contents"><text:span text:style-name="SmalltalkValue"/></text:p>
          </table:table-cell>
          <table:table-cell table:style-name="Table2.F3" office:value-type="string">
            <text:p text:style-name="Table_20_Contents"><text:span text:style-name="SmalltalkValue"/></text:p>
          </table:table-cell>
        </table:table-row>
        <table:table-row>
          <table:table-cell table:style-name="Table2.A2" table:number-columns-spanned="6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Unbenannt1" style:family="paragraph" style:parent-style-name="Table_20_Heading"/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30T16:08:59.268940000</dc:date>
    <dc:language>en-AU</dc:language>
    <meta:editing-cycles>56</meta:editing-cycles>
    <meta:editing-duration>PT16H25M50S</meta:editing-duration>
    <dc:creator>Andreas Brodbeck</dc:creator>
    <meta:document-statistic meta:table-count="2" meta:image-count="0" meta:object-count="0" meta:page-count="2" meta:paragraph-count="17" meta:word-count="34" meta:character-count="302" meta:non-whitespace-character-count="285"/>
    <meta:user-defined meta:name="Info 1"/>
    <meta:user-defined meta:name="Info 2"/>
    <meta:user-defined meta:name="Info 3"/>
    <meta:user-defined meta:name="Info 4"/>
  </office:meta>
</office:document-meta>
</file>